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P創英角ｺﾞｼｯｸUB" svg:font-family="HGP創英角ｺﾞｼｯｸUB" style:font-family-generic="modern" style:font-pitch="fixed"/>
    <style:font-face style:name="Verdana" svg:font-family="Verdana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69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0.706cm"/>
    </style:style>
    <style:style style:name="co6" style:family="table-column">
      <style:table-column-properties fo:break-before="auto" style:column-width="0.529cm"/>
    </style:style>
    <style:style style:name="co7" style:family="table-column">
      <style:table-column-properties fo:break-before="auto" style:column-width="0.60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381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目次">
      <style:table-properties table:display="true" style:writing-mode="lr-tb"/>
    </style:style>
    <style:style style:name="ta3" style:family="table" style:master-page-name="PageStyle_5f_改訂記録">
      <style:table-properties table:display="true" style:writing-mode="lr-tb"/>
    </style:style>
    <style:style style:name="ta4" style:family="table" style:master-page-name="PageStyle_5f_テストケース一覧">
      <style:table-properties table:display="true" style:writing-mode="lr-tb"/>
    </style:style>
    <style:style style:name="ta5" style:family="table" style:master-page-name="PageStyle_5f_数字当てプログラム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標準_5f_値リスト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標準_5f_値リスト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標準_5f_値リスト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標準_5f_値リスト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標準_5f_値リスト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標準_5f_値リスト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GP創英角ｺﾞｼｯｸUB" fo:font-size="14pt" fo:font-style="normal" fo:text-shadow="none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HGP創英角ｺﾞｼｯｸUB" fo:font-size="14pt" fo:font-style="normal" fo:text-shadow="none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標準_5f_値リスト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標準_5f_値リスト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標準_5f_値リスト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標準_5f_詳細設計_ff7b__ff9d__ff8c__ff9f__ff99__ff08__ff8a__ff9e__ff6f__ff81__ff09_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8pt" fo:font-style="normal" fo:text-shadow="none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43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標準_5f_詳細設計_ff7b__ff9d__ff8c__ff9f__ff99__ff08__ff8a__ff9e__ff6f__ff81__ff09_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標準_5f_詳細設計_ff7b__ff9d__ff8c__ff9f__ff99__ff08__ff8a__ff9e__ff6f__ff81__ff09_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標準_5f_03_5f_基本設計書_28_WEB版_29__5f_Ver1.0_5f_2009_5f_0917" style:data-style-name="N10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標準_5f_03_5f_基本設計書_28_WEB版_29__5f_Ver1.0_5f_2009_5f_0917" style:data-style-name="N10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標準_5f_03_5f_基本設計書_28_WEB版_29__5f_Ver1.0_5f_2009_5f_0917" style:data-style-name="N10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105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標準_5f_値リスト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標準_5f_03_5f_基本設計書_28_WEB版_29__5f_Ver1.0_5f_2009_5f_0917" style:data-style-name="N16108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標準_5f_詳細設計_ff7b__ff9d__ff8c__ff9f__ff99__ff08__ff8a__ff9e__ff6f__ff81__ff09_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標準_5f_詳細設計_ff7b__ff9d__ff8c__ff9f__ff99__ff08__ff8a__ff9e__ff6f__ff81__ff09_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標準_5f_03_5f_基本設計書_28_WEB版_29__5f_Ver1.0_5f_2009_5f_0917" style:data-style-name="N1610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標準_5f_03_5f_基本設計書_28_WEB版_29__5f_Ver1.0_5f_2009_5f_0917" style:data-style-name="N1610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標準_5f_03_5f_基本設計書_28_WEB版_29__5f_Ver1.0_5f_2009_5f_0917" style:data-style-name="N1610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標準_5f_値リスト" style:data-style-name="N0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標準_5f_03_5f_基本設計書_28_WEB版_29__5f_Ver1.0_5f_2009_5f_0917" style:data-style-name="N13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標準_5f_03_5f_基本設計書_28_WEB版_29__5f_Ver1.0_5f_2009_5f_0917" style:data-style-name="N13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標準_5f_03_5f_基本設計書_28_WEB版_29__5f_Ver1.0_5f_2009_5f_0917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標準_5f_03_5f_基本設計書_28_WEB版_29__5f_Ver1.0_5f_2009_5f_0917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標準_5f_詳細設計_ff7b__ff9d__ff8c__ff9f__ff99__ff08__ff8a__ff9e__ff6f__ff81__ff09_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表紙" table:style-name="ta1" table:print-ranges="表紙.A1:表紙.CA52">
        <office:forms form:automatic-focus="false" form:apply-design-mode="false"/>
        <table:table-column table:style-name="co1" table:number-columns-repeated="256" table:default-cell-style-name="ce5"/>
        <table:table-row table:style-name="ro1">
          <table:table-cell table:style-name="ce2"/>
          <table:table-cell table:style-name="ce6" table:number-columns-repeated="77"/>
          <table:table-cell table:style-name="ce20"/>
          <table:table-cell table:number-columns-repeated="177"/>
        </table:table-row>
        <table:table-row table:style-name="ro1" table:number-rows-repeated="3">
          <table:table-cell table:style-name="ce3"/>
          <table:table-cell table:number-columns-repeated="7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table-cell table:style-name="ce8" office:value-type="string" table:number-columns-spanned="62" table:number-rows-spanned="5">
            <text:p>総合(シナリオ)テスト仕様書</text:p>
          </table:table-cell>
          <table:covered-table-cell table:number-columns-repeated="61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covered-table-cell table:number-columns-repeated="62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covered-table-cell table:number-columns-repeated="62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covered-table-cell table:number-columns-repeated="62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covered-table-cell table:number-columns-repeated="62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 table:number-rows-repeated="2">
          <table:table-cell table:style-name="ce3"/>
          <table:table-cell table:number-columns-repeated="7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table-cell table:style-name="ce13" office:value-type="string" table:number-columns-spanned="10" table:number-rows-spanned="2">
            <text:p>■ プロジェクト名</text:p>
          </table:table-cell>
          <table:covered-table-cell table:number-columns-repeated="9" table:style-name="ce13"/>
          <table:table-cell table:style-name="ce17" office:value-type="string" table:number-columns-spanned="40" table:number-rows-spanned="2">
            <text:p>numberhit</text:p>
          </table:table-cell>
          <table:covered-table-cell table:number-columns-repeated="39" table:style-name="ce17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covered-table-cell table:number-columns-repeated="10" table:style-name="ce13"/>
          <table:covered-table-cell table:number-columns-repeated="40" table:style-name="ce17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table-cell table:style-name="ce14" office:value-type="string" table:number-columns-spanned="10" table:number-rows-spanned="2">
            <text:p>■ システム名</text:p>
          </table:table-cell>
          <table:covered-table-cell table:number-columns-repeated="9" table:style-name="ce14"/>
          <table:table-cell table:style-name="ce18" office:value-type="string" table:number-columns-spanned="40" table:number-rows-spanned="2">
            <text:p>数字当てプログラム</text:p>
          </table:table-cell>
          <table:covered-table-cell table:number-columns-repeated="39" table:style-name="ce18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covered-table-cell table:number-columns-repeated="10" table:style-name="ce14"/>
          <table:covered-table-cell table:number-columns-repeated="40" table:style-name="ce18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table-cell table:style-name="ce14" office:value-type="string" table:number-columns-spanned="10" table:number-rows-spanned="2">
            <text:p>■ 文書管理番号</text:p>
          </table:table-cell>
          <table:covered-table-cell table:number-columns-repeated="9" table:style-name="ce14"/>
          <table:table-cell table:style-name="ce18" table:number-columns-spanned="40" table:number-rows-spanned="2"/>
          <table:covered-table-cell table:number-columns-repeated="39" table:style-name="ce18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covered-table-cell table:number-columns-repeated="10" table:style-name="ce14"/>
          <table:covered-table-cell table:number-columns-repeated="40" table:style-name="ce18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 table:number-rows-repeated="7">
          <table:table-cell table:style-name="ce3"/>
          <table:table-cell table:number-columns-repeated="7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2"/>
          <table:table-cell table:style-name="ce6" table:number-columns-repeated="5"/>
          <table:table-cell table:style-name="ce15" office:value-type="string" table:number-columns-spanned="24" table:number-rows-spanned="1">
            <text:p>審査</text:p>
          </table:table-cell>
          <table:covered-table-cell table:number-columns-repeated="23" table:style-name="ce15"/>
          <table:table-cell table:style-name="ce15" office:value-type="string" table:number-columns-spanned="24" table:number-rows-spanned="1">
            <text:p>承認</text:p>
          </table:table-cell>
          <table:covered-table-cell table:number-columns-repeated="23" table:style-name="ce15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0" office:value-type="string" table:number-columns-spanned="6" table:number-rows-spanned="1">
            <text:p>版</text:p>
          </table:table-cell>
          <table:covered-table-cell table:number-columns-repeated="5" table:style-name="ce10"/>
          <table:table-cell table:style-name="ce15" office:value-type="string" table:number-columns-spanned="13" table:number-rows-spanned="1">
            <text:p>氏名</text:p>
          </table:table-cell>
          <table:covered-table-cell table:number-columns-repeated="12" table:style-name="ce15"/>
          <table:table-cell table:style-name="ce15" office:value-type="string" table:number-columns-spanned="6" table:number-rows-spanned="1">
            <text:p>日付</text:p>
          </table:table-cell>
          <table:covered-table-cell table:number-columns-repeated="5" table:style-name="ce15"/>
          <table:table-cell table:style-name="ce15" office:value-type="string" table:number-columns-spanned="5" table:number-rows-spanned="1">
            <text:p>印</text:p>
          </table:table-cell>
          <table:covered-table-cell table:number-columns-repeated="4" table:style-name="ce15"/>
          <table:table-cell table:style-name="ce15" office:value-type="string" table:number-columns-spanned="13" table:number-rows-spanned="1">
            <text:p>氏名</text:p>
          </table:table-cell>
          <table:covered-table-cell table:number-columns-repeated="12" table:style-name="ce15"/>
          <table:table-cell table:style-name="ce15" office:value-type="string" table:number-columns-spanned="6" table:number-rows-spanned="1">
            <text:p>日付</text:p>
          </table:table-cell>
          <table:covered-table-cell table:number-columns-repeated="5" table:style-name="ce15"/>
          <table:table-cell table:style-name="ce15" office:value-type="string" table:number-columns-spanned="5" table:number-rows-spanned="1">
            <text:p>印</text:p>
          </table:table-cell>
          <table:covered-table-cell table:number-columns-repeated="4" table:style-name="ce15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1" office:value-type="string" table:number-columns-spanned="6" table:number-rows-spanned="4">
            <text:p>1.0</text:p>
          </table:table-cell>
          <table:covered-table-cell table:number-columns-repeated="5" table:style-name="ce11"/>
          <table:table-cell table:style-name="ce16" office:value-type="string" table:number-columns-spanned="13" table:number-rows-spanned="4">
            <text:p>冨田</text:p>
          </table:table-cell>
          <table:covered-table-cell table:number-columns-repeated="12" table:style-name="ce16"/>
          <table:table-cell table:style-name="ce12" office:value-type="string" table:number-columns-spanned="6" table:number-rows-spanned="4">
            <text:p>2022/11/22</text:p>
          </table:table-cell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office:value-type="string" table:number-columns-spanned="13" table:number-rows-spanned="4">
            <text:p>神田ITスクール</text:p>
          </table:table-cell>
          <table:covered-table-cell table:number-columns-repeated="12" table:style-name="ce16"/>
          <table:table-cell table:style-name="ce12" office:value-type="string" table:number-columns-spanned="6" table:number-rows-spanned="4">
            <text:p>2022/11/22</text:p>
          </table:table-cell>
          <table:covered-table-cell table:number-columns-repeated="5" table:style-name="ce12"/>
          <table:table-cell table:style-name="ce19" table:number-columns-spanned="5" table:number-rows-spanned="4"/>
          <table:covered-table-cell table:number-columns-repeated="4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9" table:number-columns-spanned="5" table:number-rows-spanned="4"/>
          <table:covered-table-cell table:number-columns-repeated="4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2" table:number-columns-spanned="6" table:number-rows-spanned="4"/>
          <table:covered-table-cell table:number-columns-repeated="5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2" table:number-columns-spanned="6" table:number-rows-spanned="4"/>
          <table:covered-table-cell table:number-columns-repeated="5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2" table:number-columns-spanned="6" table:number-rows-spanned="4"/>
          <table:covered-table-cell table:number-columns-repeated="5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77"/>
          <table:table-cell table:style-name="ce21"/>
          <table:table-cell table:number-columns-repeated="177"/>
        </table:table-row>
        <table:table-row table:style-name="ro1">
          <table:table-cell table:style-name="ce4"/>
          <table:table-cell table:style-name="ce7" table:number-columns-repeated="77"/>
          <table:table-cell table:style-name="ce22"/>
          <table:table-cell table:number-columns-repeated="177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表紙.$A$1" table:cell-range-address="$表紙.$A$1:.$CA$52" table:range-usable-as="print-range"/>
        </table:named-expressions>
      </table:table>
      <table:table table:name="目次" table:style-name="ta2">
        <office:forms form:automatic-focus="false" form:apply-design-mode="false"/>
        <table:table-column table:style-name="co3" table:number-columns-repeated="256" table:default-cell-style-name="ce30"/>
        <table:table-column table:style-name="co2" table:number-columns-repeated="768" table:default-cell-style-name="Default"/>
        <table:table-header-rows>
          <table:table-row table:style-name="ro1">
            <table:table-cell table:style-name="ce23" office:value-type="string" table:number-columns-spanned="19" table:number-rows-spanned="3">
              <text:p>目次</text:p>
            </table:table-cell>
            <table:covered-table-cell table:number-columns-repeated="18" table:style-name="ce23"/>
            <table:table-cell table:style-name="ce43"/>
            <table:table-cell table:style-name="ce45" office:value-type="string">
              <text:p>システム名</text:p>
            </table:table-cell>
            <table:table-cell table:style-name="ce47" table:number-columns-repeated="8"/>
            <table:table-cell table:style-name="ce50" office:value-type="string">
              <text:p>数字当てプログラム</text:p>
            </table:table-cell>
            <table:table-cell table:style-name="ce53" table:number-columns-repeated="24"/>
            <table:table-cell table:style-name="ce57"/>
            <table:table-cell table:style-name="ce60" office:value-type="string">
              <text:p><text:s/>作成日</text:p>
            </table:table-cell>
            <table:table-cell table:style-name="ce48" table:number-columns-repeated="3"/>
            <table:table-cell table:style-name="ce61"/>
            <table:table-cell table:style-name="ce62" office:value-type="string">
              <text:p>2022/11/22</text:p>
            </table:table-cell>
            <table:table-cell table:style-name="ce63" table:number-columns-repeated="5"/>
            <table:table-cell table:style-name="ce64"/>
            <table:table-cell table:style-name="ce60" office:value-type="string">
              <text:p><text:s/>作成者</text:p>
            </table:table-cell>
            <table:table-cell table:style-name="ce65" table:number-columns-repeated="4"/>
            <table:table-cell table:style-name="ce66" office:value-type="string">
              <text:p>神田ITスクール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covered-table-cell table:number-columns-repeated="19" table:style-name="ce23"/>
            <table:table-cell table:style-name="ce44"/>
            <table:table-cell table:style-name="ce46"/>
            <table:table-cell table:style-name="ce48" table:number-columns-repeated="8"/>
            <table:table-cell table:style-name="ce51"/>
            <table:table-cell table:style-name="ce54" table:number-columns-repeated="24"/>
            <table:table-cell table:style-name="ce58"/>
            <table:table-cell table:style-name="ce60" office:value-type="string">
              <text:p><text:s/>更新日</text:p>
            </table:table-cell>
            <table:table-cell table:style-name="ce48" table:number-columns-repeated="3"/>
            <table:table-cell table:style-name="ce61"/>
            <table:table-cell table:style-name="ce62"/>
            <table:table-cell table:style-name="ce63" table:number-columns-repeated="5"/>
            <table:table-cell table:style-name="ce64"/>
            <table:table-cell table:style-name="ce60" office:value-type="string">
              <text:p><text:s/>更新者</text:p>
            </table:table-cell>
            <table:table-cell table:style-name="ce48" table:number-columns-repeated="4"/>
            <table:table-cell table:style-name="ce66"/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covered-table-cell table:number-columns-repeated="19" table:style-name="ce23"/>
            <table:table-cell table:style-name="ce44"/>
            <table:table-cell table:style-name="ce46" office:value-type="string">
              <text:p><text:s/></text:p>
            </table:table-cell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59"/>
            <table:table-cell table:style-name="ce46"/>
            <table:table-cell table:style-name="ce48" table:number-columns-repeated="3"/>
            <table:table-cell table:style-name="ce61"/>
            <table:table-cell table:style-name="ce62"/>
            <table:table-cell table:style-name="ce63" table:number-columns-repeated="5"/>
            <table:table-cell table:style-name="ce64"/>
            <table:table-cell table:style-name="ce46"/>
            <table:table-cell table:style-name="ce49" table:number-columns-repeated="4"/>
            <table:table-cell table:style-name="ce66" office:value-type="string">
              <text:p><text:s/>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table-cell table:style-name="ce24"/>
            <table:table-cell table:style-name="ce31" table:number-columns-repeated="77"/>
            <table:table-cell table:style-name="ce69"/>
            <table:table-cell table:style-name="ce31" table:number-columns-repeated="3"/>
            <table:table-cell table:number-columns-repeated="942"/>
          </table:table-row>
          <table:table-row table:style-name="ro1">
            <table:table-cell table:style-name="ce25"/>
            <table:table-cell table:style-name="ce32"/>
            <table:table-cell table:style-name="ce25"/>
            <table:table-cell table:style-name="ce37" table:number-columns-repeated="6"/>
            <table:table-cell table:style-name="ce42"/>
            <table:table-cell table:style-name="ce37" table:number-columns-repeated="68"/>
            <table:table-cell table:style-name="ce70"/>
            <table:table-cell table:style-name="ce31"/>
            <table:table-cell table:number-columns-repeated="944"/>
          </table:table-row>
          <table:table-row table:style-name="ro1">
            <table:table-cell table:style-name="ce26" office:value-type="string">
              <text:p>No.</text:p>
            </table:table-cell>
            <table:table-cell table:style-name="ce33"/>
            <table:table-cell table:style-name="ce26" office:value-type="string">
              <text:p>ドキュメント名</text:p>
            </table:table-cell>
            <table:table-cell table:style-name="ce38" table:number-columns-repeated="35"/>
            <table:table-cell table:style-name="ce56"/>
            <table:table-cell table:style-name="ce38" table:number-columns-repeated="7"/>
            <table:table-cell table:style-name="ce56"/>
            <table:table-cell table:style-name="ce38" table:number-columns-repeated="31"/>
            <table:table-cell table:style-name="ce71"/>
            <table:table-cell table:style-name="ce31"/>
            <table:table-cell table:number-columns-repeated="944"/>
          </table:table-row>
        </table:table-header-rows>
        <table:table-row table:style-name="ro1">
          <table:table-cell table:style-name="ce27"/>
          <table:table-cell table:style-name="ce34"/>
          <table:table-cell/>
          <table:table-cell table:style-name="ce39" table:number-columns-repeated="75"/>
          <table:table-cell table:style-name="ce72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1">
            <text:p>1</text:p>
          </table:table-cell>
          <table:table-cell table:style-name="ce35"/>
          <table:table-cell office:value-type="string">
            <text:p>改訂記録</text:p>
          </table:table-cell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5"/>
          <table:table-cell table:style-name="ce28" office:value-type="string">
            <text:p>目次</text:p>
          </table:table-cell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 table:style-name="ce28"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3">
            <text:p>3</text:p>
          </table:table-cell>
          <table:table-cell table:style-name="ce35"/>
          <table:table-cell table:style-name="ce28" office:value-type="string">
            <text:p>テストケース一覧</text:p>
          </table:table-cell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 table:style-name="ce28"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5"/>
          <table:table-cell table:style-name="ce28" office:value-type="string">
            <text:p>各テストケース</text:p>
          </table:table-cell>
          <table:table-cell table:style-name="ce40" table:number-columns-repeated="3"/>
          <table:table-cell table:style-name="ce31"/>
          <table:table-cell table:style-name="ce40" table:number-columns-repeated="71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 table:style-name="ce28"/>
          <table:table-cell table:style-name="ce40" table:number-columns-repeated="3"/>
          <table:table-cell table:style-name="ce31"/>
          <table:table-cell table:style-name="ce40" table:number-columns-repeated="71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5">
            <text:p>5</text:p>
          </table:table-cell>
          <table:table-cell table:style-name="ce35"/>
          <table:table-cell table:style-name="ce28" office:value-type="string">
            <text:p>バグ管理票</text:p>
          </table:table-cell>
          <table:table-cell table:style-name="ce40" table:number-columns-repeated="3"/>
          <table:table-cell table:style-name="ce31"/>
          <table:table-cell table:style-name="ce40" table:number-columns-repeated="71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 table:style-name="ce28"/>
          <table:table-cell table:style-name="ce40" table:number-columns-repeated="3"/>
          <table:table-cell table:style-name="ce31"/>
          <table:table-cell table:style-name="ce40" table:number-columns-repeated="71"/>
          <table:table-cell table:style-name="ce69"/>
          <table:table-cell table:style-name="ce31"/>
          <table:table-cell table:number-columns-repeated="944"/>
        </table:table-row>
        <table:table-row table:style-name="ro1" table:number-rows-repeated="10">
          <table:table-cell table:style-name="ce28"/>
          <table:table-cell table:style-name="ce35"/>
          <table:table-cell table:style-name="ce28"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 table:number-rows-repeated="2">
          <table:table-cell table:style-name="ce28"/>
          <table:table-cell table:style-name="ce35"/>
          <table:table-cell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 table:number-rows-repeated="15">
          <table:table-cell table:style-name="ce28"/>
          <table:table-cell table:style-name="ce35"/>
          <table:table-cell table:style-name="ce28"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9"/>
          <table:table-cell table:style-name="ce36"/>
          <table:table-cell table:style-name="ce29"/>
          <table:table-cell table:style-name="ce41" table:number-columns-repeated="75"/>
          <table:table-cell table:style-name="ce73"/>
          <table:table-cell table:style-name="ce31"/>
          <table:table-cell table:number-columns-repeated="94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表紙.$A$1" table:cell-range-address="$目次.$A$1:.$AMJ$6" table:range-usable-as="repeat-column repeat-row"/>
        </table:named-expressions>
      </table:table>
      <table:table table:name="改訂記録" table:style-name="ta3" table:print-ranges="改訂記録.A1:改訂記録.CA53">
        <office:forms form:automatic-focus="false" form:apply-design-mode="false"/>
        <table:table-column table:style-name="co3" table:number-columns-repeated="3" table:default-cell-style-name="ce30"/>
        <table:table-column table:style-name="co4" table:default-cell-style-name="ce30"/>
        <table:table-column table:style-name="co3" table:number-columns-repeated="252" table:default-cell-style-name="ce30"/>
        <table:table-column table:style-name="co2" table:number-columns-repeated="768" table:default-cell-style-name="Default"/>
        <table:table-header-rows>
          <table:table-row table:style-name="ro1">
            <table:table-cell table:style-name="ce23" office:value-type="string" table:number-columns-spanned="19" table:number-rows-spanned="3">
              <text:p>改訂記録</text:p>
            </table:table-cell>
            <table:covered-table-cell table:number-columns-repeated="18" table:style-name="ce23"/>
            <table:table-cell table:style-name="ce43"/>
            <table:table-cell table:style-name="ce45" office:value-type="string">
              <text:p>システム名</text:p>
            </table:table-cell>
            <table:table-cell table:style-name="ce47" table:number-columns-repeated="8"/>
            <table:table-cell table:style-name="ce50" office:value-type="string">
              <text:p>数字当てプログラム</text:p>
            </table:table-cell>
            <table:table-cell table:style-name="ce53" table:number-columns-repeated="24"/>
            <table:table-cell table:style-name="ce57"/>
            <table:table-cell table:style-name="ce60" office:value-type="string">
              <text:p><text:s/>作成日</text:p>
            </table:table-cell>
            <table:table-cell table:style-name="ce48" table:number-columns-repeated="3"/>
            <table:table-cell table:style-name="ce61"/>
            <table:table-cell table:style-name="ce62" office:value-type="string">
              <text:p>2022/11/22</text:p>
            </table:table-cell>
            <table:table-cell table:style-name="ce63" table:number-columns-repeated="5"/>
            <table:table-cell table:style-name="ce64"/>
            <table:table-cell table:style-name="ce60" office:value-type="string">
              <text:p><text:s/>作成者</text:p>
            </table:table-cell>
            <table:table-cell table:style-name="ce65" table:number-columns-repeated="4"/>
            <table:table-cell table:style-name="ce66" office:value-type="string">
              <text:p>神田ITスクール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covered-table-cell table:number-columns-repeated="19" table:style-name="ce23"/>
            <table:table-cell table:style-name="ce44"/>
            <table:table-cell table:style-name="ce46"/>
            <table:table-cell table:style-name="ce48" table:number-columns-repeated="8"/>
            <table:table-cell table:style-name="ce51"/>
            <table:table-cell table:style-name="ce54" table:number-columns-repeated="24"/>
            <table:table-cell table:style-name="ce58"/>
            <table:table-cell table:style-name="ce60" office:value-type="string">
              <text:p><text:s/>更新日</text:p>
            </table:table-cell>
            <table:table-cell table:style-name="ce48" table:number-columns-repeated="3"/>
            <table:table-cell table:style-name="ce61"/>
            <table:table-cell table:style-name="ce62" office:value-type="string">
              <text:p>20yy/mm/dd</text:p>
            </table:table-cell>
            <table:table-cell table:style-name="ce112" table:number-columns-repeated="5"/>
            <table:table-cell table:style-name="ce113"/>
            <table:table-cell table:style-name="ce60" office:value-type="string">
              <text:p><text:s/>更新者</text:p>
            </table:table-cell>
            <table:table-cell table:style-name="ce48" table:number-columns-repeated="4"/>
            <table:table-cell table:style-name="ce114" office:value-type="string">
              <text:p>xx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covered-table-cell table:number-columns-repeated="19" table:style-name="ce23"/>
            <table:table-cell table:style-name="ce44"/>
            <table:table-cell table:style-name="ce46" office:value-type="string">
              <text:p><text:s/></text:p>
            </table:table-cell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59"/>
            <table:table-cell table:style-name="ce46"/>
            <table:table-cell table:style-name="ce48" table:number-columns-repeated="3"/>
            <table:table-cell table:style-name="ce61"/>
            <table:table-cell table:style-name="ce62"/>
            <table:table-cell table:style-name="ce63" table:number-columns-repeated="5"/>
            <table:table-cell table:style-name="ce64"/>
            <table:table-cell table:style-name="ce46"/>
            <table:table-cell table:style-name="ce49" table:number-columns-repeated="4"/>
            <table:table-cell table:style-name="ce66" office:value-type="string">
              <text:p><text:s/>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table-cell table:style-name="ce24"/>
            <table:table-cell table:style-name="ce31" table:number-columns-repeated="77"/>
            <table:table-cell table:style-name="ce69"/>
            <table:table-cell table:style-name="ce31" table:number-columns-repeated="3"/>
            <table:table-cell table:number-columns-repeated="942"/>
          </table:table-row>
          <table:table-row table:style-name="ro1">
            <table:table-cell table:style-name="ce25"/>
            <table:table-cell table:style-name="ce37"/>
            <table:table-cell table:style-name="ce32"/>
            <table:table-cell table:style-name="ce25"/>
            <table:table-cell table:style-name="ce37" table:number-columns-repeated="4"/>
            <table:table-cell table:style-name="ce32"/>
            <table:table-cell table:style-name="ce104"/>
            <table:table-cell table:style-name="ce37" table:number-columns-repeated="9"/>
            <table:table-cell table:style-name="ce32"/>
            <table:table-cell table:style-name="ce25"/>
            <table:table-cell table:style-name="ce37" table:number-columns-repeated="14"/>
            <table:table-cell table:style-name="ce32"/>
            <table:table-cell table:style-name="ce25"/>
            <table:table-cell table:style-name="ce37" table:number-columns-repeated="34"/>
            <table:table-cell table:style-name="ce32"/>
            <table:table-cell table:style-name="ce25"/>
            <table:table-cell table:style-name="ce37" table:number-columns-repeated="5"/>
            <table:table-cell table:style-name="ce70"/>
            <table:table-cell table:style-name="ce31"/>
            <table:table-cell table:number-columns-repeated="944"/>
          </table:table-row>
          <table:table-row table:style-name="ro1">
            <table:table-cell table:style-name="ce75" office:value-type="string">
              <text:p>版</text:p>
            </table:table-cell>
            <table:table-cell table:style-name="ce81"/>
            <table:table-cell table:style-name="ce86"/>
            <table:table-cell table:style-name="ce75" office:value-type="string">
              <text:p>改訂日付</text:p>
            </table:table-cell>
            <table:table-cell table:style-name="ce81" table:number-columns-repeated="4"/>
            <table:table-cell table:style-name="ce86"/>
            <table:table-cell table:style-name="ce75" office:value-type="string">
              <text:p>改訂理由</text:p>
            </table:table-cell>
            <table:table-cell table:style-name="ce81" table:number-columns-repeated="9"/>
            <table:table-cell table:style-name="ce86"/>
            <table:table-cell table:style-name="ce75" office:value-type="string">
              <text:p>改訂対象</text:p>
            </table:table-cell>
            <table:table-cell table:style-name="ce81" table:number-columns-repeated="14"/>
            <table:table-cell table:style-name="ce86"/>
            <table:table-cell table:style-name="ce75" office:value-type="string">
              <text:p>改訂内容</text:p>
            </table:table-cell>
            <table:table-cell table:style-name="ce81"/>
            <table:table-cell table:style-name="ce109"/>
            <table:table-cell table:style-name="ce81" table:number-columns-repeated="2"/>
            <table:table-cell table:style-name="ce109"/>
            <table:table-cell table:style-name="ce81"/>
            <table:table-cell table:style-name="ce109"/>
            <table:table-cell table:style-name="ce81" table:number-columns-repeated="2"/>
            <table:table-cell table:style-name="ce109"/>
            <table:table-cell table:style-name="ce81" table:number-columns-repeated="24"/>
            <table:table-cell table:style-name="ce86"/>
            <table:table-cell table:style-name="ce75" office:value-type="string">
              <text:p>改訂者</text:p>
            </table:table-cell>
            <table:table-cell table:style-name="ce81" table:number-columns-repeated="5"/>
            <table:table-cell table:style-name="ce115"/>
            <table:table-cell table:style-name="ce31"/>
            <table:table-cell table:number-columns-repeated="944"/>
          </table:table-row>
        </table:table-header-rows>
        <table:table-row table:style-name="ro1">
          <table:table-cell table:style-name="ce76" office:value-type="float" office:value="1">
            <text:p>1</text:p>
          </table:table-cell>
          <table:table-cell table:style-name="ce82"/>
          <table:table-cell table:style-name="ce87"/>
          <table:table-cell table:style-name="ce90" office:value-type="date" office:date-value="2022-11-22">
            <text:p>2022/11/22</text:p>
          </table:table-cell>
          <table:table-cell table:style-name="ce96" table:number-columns-repeated="4"/>
          <table:table-cell table:style-name="ce100"/>
          <table:table-cell table:style-name="ce105" office:value-type="string">
            <text:p>初版</text:p>
          </table:table-cell>
          <table:table-cell table:style-name="ce82" table:number-columns-repeated="9"/>
          <table:table-cell table:style-name="ce87"/>
          <table:table-cell table:style-name="ce105" office:value-type="string">
            <text:p>全て</text:p>
          </table:table-cell>
          <table:table-cell table:style-name="ce82" table:number-columns-repeated="14"/>
          <table:table-cell table:style-name="ce87"/>
          <table:table-cell table:style-name="ce105" office:value-type="string">
            <text:p>初版作成</text:p>
          </table:table-cell>
          <table:table-cell table:style-name="ce82" table:number-columns-repeated="3"/>
          <table:table-cell table:style-name="ce110" table:number-columns-repeated="2"/>
          <table:table-cell table:style-name="ce82" table:number-columns-repeated="29"/>
          <table:table-cell table:style-name="ce87"/>
          <table:table-cell table:style-name="ce105"/>
          <table:table-cell table:style-name="ce82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7" office:value-type="float" office:value="2">
            <text:p>2</text:p>
          </table:table-cell>
          <table:table-cell table:style-name="ce83"/>
          <table:table-cell table:style-name="ce88"/>
          <table:table-cell table:style-name="ce91" office:value-type="string">
            <text:p>20yy/mm/dd</text:p>
          </table:table-cell>
          <table:table-cell table:style-name="ce97" table:number-columns-repeated="4"/>
          <table:table-cell table:style-name="ce101"/>
          <table:table-cell table:style-name="ce79" office:value-type="string">
            <text:p>実施結果反映</text:p>
          </table:table-cell>
          <table:table-cell table:style-name="ce83" table:number-columns-repeated="9"/>
          <table:table-cell table:style-name="ce88"/>
          <table:table-cell table:style-name="ce79" office:value-type="string">
            <text:p>各テストケース</text:p>
          </table:table-cell>
          <table:table-cell table:style-name="ce83" table:number-columns-repeated="14"/>
          <table:table-cell table:style-name="ce88"/>
          <table:table-cell table:style-name="ce79" office:value-type="string">
            <text:p>テスト実施結果記載</text:p>
          </table:table-cell>
          <table:table-cell table:style-name="ce83" table:number-columns-repeated="3"/>
          <table:table-cell table:style-name="ce111" table:number-columns-repeated="2"/>
          <table:table-cell table:style-name="ce83" table:number-columns-repeated="29"/>
          <table:table-cell table:style-name="ce88"/>
          <table:table-cell table:style-name="ce79" office:value-type="string">
            <text:p>xx</text:p>
          </table:table-cell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7" office:value-type="float" office:value="3">
            <text:p>3</text:p>
          </table:table-cell>
          <table:table-cell table:style-name="ce83"/>
          <table:table-cell table:style-name="ce88"/>
          <table:table-cell table:style-name="ce91"/>
          <table:table-cell table:style-name="ce97" table:number-columns-repeated="4"/>
          <table: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8"/>
          <table:table-cell table:style-name="ce84" table:number-columns-repeated="2"/>
          <table:table-cell table:style-name="ce92" table:number-columns-spanned="6" table:number-rows-spanned="1"/>
          <table:covered-table-cell table:number-columns-repeated="4" table:style-name="ce98"/>
          <table:covered-table-cell table:style-name="ce102"/>
          <table:table-cell table:style-name="ce106"/>
          <table:table-cell table:style-name="ce84" table:number-columns-repeated="9"/>
          <table:table-cell table:style-name="ce107"/>
          <table:table-cell table:style-name="ce106"/>
          <table:table-cell table:style-name="ce84" table:number-columns-repeated="14"/>
          <table:table-cell table:style-name="ce107"/>
          <table:table-cell table:style-name="ce79"/>
          <table:table-cell table:style-name="ce83" table:number-columns-repeated="34"/>
          <table:table-cell table:style-name="ce88"/>
          <table:table-cell table:style-name="ce106"/>
          <table:table-cell table:style-name="ce84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 table:number-columns-repeated="2"/>
          <table:table-cell table:style-name="ce93" table:number-columns-spanned="6" table:number-rows-spanned="1"/>
          <table:covered-table-cell table:number-columns-repeated="4" table:style-name="ce97"/>
          <table:covered-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88"/>
          <table:table-cell table:style-name="ce93" table:number-columns-spanned="6" table:number-rows-spanned="1"/>
          <table:covered-table-cell table:number-columns-repeated="4" table:style-name="ce97"/>
          <table:covered-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 table:number-rows-repeated="15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4"/>
          <table: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4"/>
          <table: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1"/>
          <table:table-cell table:style-name="ce108"/>
          <table:table-cell table:style-name="ce83" table:number-columns-repeated="2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 table:number-rows-repeated="24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4"/>
          <table: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80"/>
          <table:table-cell table:style-name="ce85"/>
          <table:table-cell table:style-name="ce89"/>
          <table:table-cell table:style-name="ce95"/>
          <table:table-cell table:style-name="ce99" table:number-columns-repeated="4"/>
          <table:table-cell table:style-name="ce103"/>
          <table:table-cell table:style-name="ce80"/>
          <table:table-cell table:style-name="ce85" table:number-columns-repeated="9"/>
          <table:table-cell table:style-name="ce89"/>
          <table:table-cell table:style-name="ce80"/>
          <table:table-cell table:style-name="ce85" table:number-columns-repeated="14"/>
          <table:table-cell table:style-name="ce89"/>
          <table:table-cell table:style-name="ce80"/>
          <table:table-cell table:style-name="ce85" table:number-columns-repeated="34"/>
          <table:table-cell table:style-name="ce89"/>
          <table:table-cell table:style-name="ce80"/>
          <table:table-cell table:style-name="ce85" table:number-columns-repeated="5"/>
          <table:table-cell table:style-name="ce117"/>
          <table:table-cell table:style-name="ce118"/>
          <table:table-cell table:style-name="ce119" table:number-columns-repeated="94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改訂記録.$A$1:.$CA$53" table:range-usable-as="print-range"/>
          <table:named-range table:name="Excel_BuiltIn_Print_Titles" table:base-cell-address="$表紙.$A$1" table:cell-range-address="$改訂記録.$A$1:.$AMJ$6" table:range-usable-as="repeat-column repeat-row"/>
        </table:named-expressions>
      </table:table>
      <table:table table:name="テストケース一覧" table:style-name="ta4">
        <office:forms form:automatic-focus="false" form:apply-design-mode="false"/>
        <table:table-column table:style-name="co3" table:number-columns-repeated="3" table:default-cell-style-name="ce30"/>
        <table:table-column table:style-name="co5" table:default-cell-style-name="ce30"/>
        <table:table-column table:style-name="co3" table:number-columns-repeated="252" table:default-cell-style-name="ce30"/>
        <table:table-column table:style-name="co2" table:number-columns-repeated="768" table:default-cell-style-name="Default"/>
        <table:table-row table:style-name="ro1">
          <table:table-cell table:style-name="ce23" office:value-type="string" table:number-columns-spanned="19" table:number-rows-spanned="3">
            <text:p>シナリオテストケース一覧</text:p>
          </table:table-cell>
          <table:covered-table-cell table:number-columns-repeated="18" table:style-name="ce23"/>
          <table:table-cell table:style-name="ce43"/>
          <table:table-cell table:style-name="ce45" office:value-type="string">
            <text:p>システム名</text:p>
          </table:table-cell>
          <table:table-cell table:style-name="ce47" table:number-columns-repeated="8"/>
          <table:table-cell table:style-name="ce50" office:value-type="string">
            <text:p>数字当てプログラム</text:p>
          </table:table-cell>
          <table:table-cell table:style-name="ce53" table:number-columns-repeated="24"/>
          <table:table-cell table:style-name="ce57"/>
          <table:table-cell table:style-name="ce60" office:value-type="string">
            <text:p><text:s/>作成日</text:p>
          </table:table-cell>
          <table:table-cell table:style-name="ce48" table:number-columns-repeated="3"/>
          <table:table-cell table:style-name="ce61"/>
          <table:table-cell table:style-name="ce62" office:value-type="string">
            <text:p>2022/11/22</text:p>
          </table:table-cell>
          <table:table-cell table:style-name="ce63" table:number-columns-repeated="5"/>
          <table:table-cell table:style-name="ce64"/>
          <table:table-cell table:style-name="ce60" office:value-type="string">
            <text:p><text:s/>作成者</text:p>
          </table:table-cell>
          <table:table-cell table:style-name="ce65" table:number-columns-repeated="4"/>
          <table:table-cell table:style-name="ce66" office:value-type="string">
            <text:p>神田ITスクール</text:p>
          </table:table-cell>
          <table:table-cell table:style-name="ce67" table:number-columns-repeated="5"/>
          <table:table-cell table:style-name="ce68"/>
          <table:table-cell table:style-name="ce74" table:number-columns-repeated="945"/>
        </table:table-row>
        <table:table-row table:style-name="ro1">
          <table:covered-table-cell table:number-columns-repeated="19" table:style-name="ce23"/>
          <table:table-cell table:style-name="ce44"/>
          <table:table-cell table:style-name="ce46"/>
          <table:table-cell table:style-name="ce48" table:number-columns-repeated="8"/>
          <table:table-cell table:style-name="ce51"/>
          <table:table-cell table:style-name="ce54" table:number-columns-repeated="24"/>
          <table:table-cell table:style-name="ce58"/>
          <table:table-cell table:style-name="ce60" office:value-type="string">
            <text:p><text:s/>更新日</text:p>
          </table:table-cell>
          <table:table-cell table:style-name="ce48" table:number-columns-repeated="3"/>
          <table:table-cell table:style-name="ce61"/>
          <table:table-cell table:style-name="ce62"/>
          <table:table-cell table:style-name="ce63" table:number-columns-repeated="5"/>
          <table:table-cell table:style-name="ce64"/>
          <table:table-cell table:style-name="ce60" office:value-type="string">
            <text:p><text:s/>更新者</text:p>
          </table:table-cell>
          <table:table-cell table:style-name="ce48" table:number-columns-repeated="4"/>
          <table:table-cell table:style-name="ce66"/>
          <table:table-cell table:style-name="ce67" table:number-columns-repeated="5"/>
          <table:table-cell table:style-name="ce68"/>
          <table:table-cell table:style-name="ce74" table:number-columns-repeated="945"/>
        </table:table-row>
        <table:table-row table:style-name="ro1">
          <table:covered-table-cell table:number-columns-repeated="19" table:style-name="ce23"/>
          <table:table-cell table:style-name="ce44"/>
          <table:table-cell table:style-name="ce46" office:value-type="string">
            <text:p><text:s/></text:p>
          </table:table-cell>
          <table:table-cell table:style-name="ce49" table:number-columns-repeated="8"/>
          <table:table-cell table:style-name="ce52"/>
          <table:table-cell table:style-name="ce55" table:number-columns-repeated="24"/>
          <table:table-cell table:style-name="ce59"/>
          <table:table-cell table:style-name="ce46"/>
          <table:table-cell table:style-name="ce48" table:number-columns-repeated="3"/>
          <table:table-cell table:style-name="ce61"/>
          <table:table-cell table:style-name="ce62"/>
          <table:table-cell table:style-name="ce63" table:number-columns-repeated="5"/>
          <table:table-cell table:style-name="ce64"/>
          <table:table-cell table:style-name="ce46" office:value-type="string">
            <text:p><text:s/>確認者</text:p>
          </table:table-cell>
          <table:table-cell table:style-name="ce49" table:number-columns-repeated="4"/>
          <table:table-cell table:style-name="ce66"/>
          <table:table-cell table:style-name="ce67" table:number-columns-repeated="5"/>
          <table:table-cell table:style-name="ce68"/>
          <table:table-cell table:style-name="ce74" table:number-columns-repeated="945"/>
        </table:table-row>
        <table:table-row table:style-name="ro1">
          <table:table-cell table:style-name="ce24"/>
          <table:table-cell table:style-name="ce31" table:number-columns-repeated="77"/>
          <table:table-cell table:style-name="ce69"/>
          <table:table-cell table:style-name="ce31" table:number-columns-repeated="3"/>
          <table:table-cell table:number-columns-repeated="942"/>
        </table:table-row>
        <table:table-row table:style-name="ro1">
          <table:table-cell table:style-name="ce25"/>
          <table:table-cell table:style-name="ce37"/>
          <table:table-cell table:style-name="ce32"/>
          <table:table-cell table:style-name="ce25"/>
          <table:table-cell table:style-name="ce37" table:number-columns-repeated="5"/>
          <table:table-cell table:style-name="ce42"/>
          <table:table-cell table:style-name="ce37" table:number-columns-repeated="25"/>
          <table:table-cell table:style-name="ce32"/>
          <table:table-cell table:style-name="ce25"/>
          <table:table-cell table:style-name="ce37" table:number-columns-repeated="34"/>
          <table:table-cell table:style-name="ce32"/>
          <table:table-cell table:style-name="ce25"/>
          <table:table-cell table:style-name="ce37" table:number-columns-repeated="5"/>
          <table:table-cell table:style-name="ce70"/>
          <table:table-cell table:style-name="ce31"/>
          <table:table-cell table:number-columns-repeated="944"/>
        </table:table-row>
        <table:table-row table:style-name="ro1">
          <table:table-cell table:style-name="ce75" office:value-type="string">
            <text:p>No</text:p>
          </table:table-cell>
          <table:table-cell table:style-name="ce81"/>
          <table:table-cell table:style-name="ce86"/>
          <table:table-cell table:style-name="ce75" office:value-type="string">
            <text:p>シナリオテストケース名</text:p>
          </table:table-cell>
          <table:table-cell table:style-name="ce81" table:number-columns-repeated="31"/>
          <table:table-cell table:style-name="ce86"/>
          <table:table-cell table:style-name="ce75" office:value-type="string">
            <text:p>シナリオテストケース概要</text:p>
          </table:table-cell>
          <table:table-cell table:style-name="ce81"/>
          <table:table-cell table:style-name="ce109"/>
          <table:table-cell table:style-name="ce81" table:number-columns-repeated="2"/>
          <table:table-cell table:style-name="ce109"/>
          <table:table-cell table:style-name="ce81"/>
          <table:table-cell table:style-name="ce109"/>
          <table:table-cell table:style-name="ce81" table:number-columns-repeated="2"/>
          <table:table-cell table:style-name="ce109"/>
          <table:table-cell table:style-name="ce81" table:number-columns-repeated="24"/>
          <table:table-cell table:style-name="ce86"/>
          <table:table-cell table:style-name="ce75" office:value-type="string">
            <text:p>作成者</text:p>
          </table:table-cell>
          <table:table-cell table:style-name="ce81" table:number-columns-repeated="5"/>
          <table:table-cell table:style-name="ce115"/>
          <table:table-cell table:style-name="ce31"/>
          <table:table-cell table:number-columns-repeated="944"/>
        </table:table-row>
        <table:table-row table:style-name="ro1">
          <table:table-cell table:style-name="ce120" office:value-type="float" office:value="1">
            <text:p>1</text:p>
          </table:table-cell>
          <table:table-cell table:style-name="ce121"/>
          <table:table-cell table:style-name="ce122"/>
          <table:table-cell table:style-name="ce123" office:value-type="string">
            <text:p>数字当てプログラム</text:p>
          </table:table-cell>
          <table:table-cell table:style-name="ce124" table:number-columns-repeated="5"/>
          <table:table-cell table:style-name="ce121" table:number-columns-repeated="26"/>
          <table:table-cell table:style-name="ce125"/>
          <table:table-cell table:style-name="ce126" office:value-type="string">
            <text:p>正解数字と予想数字を比較した結果に応じて、メッセージを出力する</text:p>
          </table:table-cell>
          <table:table-cell table:style-name="ce128" table:number-columns-repeated="3"/>
          <table:table-cell table:style-name="ce129" table:number-columns-repeated="2"/>
          <table:table-cell table:style-name="ce128" table:number-columns-repeated="4"/>
          <table:table-cell table:style-name="ce121" table:number-columns-repeated="25"/>
          <table:table-cell table:style-name="ce122"/>
          <table:table-cell table:style-name="ce120"/>
          <table:table-cell table:style-name="ce121" table:number-columns-repeated="5"/>
          <table:table-cell table:style-name="ce130"/>
          <table:table-cell table:style-name="ce118"/>
          <table:table-cell table:style-name="ce119" table:number-columns-repeated="944"/>
        </table:table-row>
        <table:table-row table:style-name="ro1">
          <table:table-cell table:style-name="ce77"/>
          <table:table-cell table:style-name="ce83"/>
          <table:table-cell table:style-name="ce88"/>
          <table:table-cell table:style-name="ce91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127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127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11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11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127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 table:number-rows-repeated="16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5"/>
          <table:table-cell table:style-name="ce83" table:number-columns-repeated="23"/>
          <table:table-cell table:style-name="ce108"/>
          <table:table-cell table:style-name="ce83" table:number-columns-repeated="2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 table:number-rows-repeated="24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80"/>
          <table:table-cell table:style-name="ce85"/>
          <table:table-cell table:style-name="ce89"/>
          <table:table-cell table:style-name="ce95"/>
          <table:table-cell table:style-name="ce99" table:number-columns-repeated="5"/>
          <table:table-cell table:style-name="ce85" table:number-columns-repeated="26"/>
          <table:table-cell table:style-name="ce89"/>
          <table:table-cell table:style-name="ce80"/>
          <table:table-cell table:style-name="ce85" table:number-columns-repeated="34"/>
          <table:table-cell table:style-name="ce89"/>
          <table:table-cell table:style-name="ce80"/>
          <table:table-cell table:style-name="ce85" table:number-columns-repeated="5"/>
          <table:table-cell table:style-name="ce117"/>
          <table:table-cell table:style-name="ce118"/>
          <table:table-cell table:style-name="ce119" table:number-columns-repeated="94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数字当てプログラム" table:style-name="ta5" table:print-ranges="数字当てプログラム.A1:数字当てプログラム.CA52">
        <office:forms form:automatic-focus="false" form:apply-design-mode="false"/>
        <table:table-column table:style-name="co1" table:default-cell-style-name="ce141"/>
        <table:table-column table:style-name="co6" table:default-cell-style-name="ce141"/>
        <table:table-column table:style-name="co1" table:number-columns-repeated="10" table:default-cell-style-name="ce141"/>
        <table:table-column table:style-name="co7" table:default-cell-style-name="ce141"/>
        <table:table-column table:style-name="co1" table:number-columns-repeated="56" table:default-cell-style-name="ce141"/>
        <table:table-column table:style-name="co5" table:default-cell-style-name="ce141"/>
        <table:table-column table:style-name="co1" table:number-columns-repeated="186" table:default-cell-style-name="ce141"/>
        <table:table-column table:style-name="co2" table:number-columns-repeated="768" table:default-cell-style-name="Default"/>
        <table:table-header-rows>
          <table:table-row table:style-name="ro1">
            <table:table-cell table:style-name="ce131" office:value-type="string" table:number-columns-spanned="19" table:number-rows-spanned="3">
              <text:p>シナリオテスト</text:p>
            </table:table-cell>
            <table:covered-table-cell table:number-columns-repeated="18" table:style-name="ce131"/>
            <table:table-cell table:style-name="ce160"/>
            <table:table-cell table:style-name="ce162" office:value-type="string">
              <text:p>システム名</text:p>
            </table:table-cell>
            <table:table-cell table:style-name="ce164" table:number-columns-repeated="8"/>
            <table:table-cell table:style-name="ce167" office:value-type="string">
              <text:p>数字当てプログラム</text:p>
            </table:table-cell>
            <table:table-cell table:style-name="ce170" table:number-columns-repeated="24"/>
            <table:table-cell table:style-name="ce182"/>
            <table:table-cell table:style-name="ce162" office:value-type="string">
              <text:p><text:s/>作成日</text:p>
            </table:table-cell>
            <table:table-cell table:style-name="ce165" table:number-columns-repeated="3"/>
            <table:table-cell table:style-name="ce187"/>
            <table:table-cell table:style-name="ce62" office:value-type="string">
              <text:p>2022/11/22</text:p>
            </table:table-cell>
            <table:table-cell table:style-name="ce112" table:number-columns-repeated="5"/>
            <table:table-cell table:style-name="ce113"/>
            <table:table-cell table:style-name="ce60" office:value-type="string">
              <text:p><text:s/>作成者</text:p>
            </table:table-cell>
            <table:table-cell table:style-name="ce65" table:number-columns-repeated="4"/>
            <table:table-cell table:style-name="ce114" office:value-type="string">
              <text:p>神田ITスクール</text:p>
            </table:table-cell>
            <table:table-cell table:style-name="ce202" table:number-columns-repeated="5"/>
            <table:table-cell table:style-name="ce208"/>
            <table:table-cell table:style-name="ce213" table:number-columns-repeated="945"/>
          </table:table-row>
          <table:table-row table:style-name="ro1">
            <table:covered-table-cell table:number-columns-repeated="19" table:style-name="ce131"/>
            <table:table-cell table:style-name="ce161"/>
            <table:table-cell table:style-name="ce163"/>
            <table:table-cell table:style-name="ce165" table:number-columns-repeated="8"/>
            <table:table-cell table:style-name="ce168"/>
            <table:table-cell table:style-name="ce171" table:number-columns-repeated="24"/>
            <table:table-cell table:style-name="ce183"/>
            <table:table-cell table:style-name="ce162" office:value-type="string">
              <text:p><text:s/>更新日</text:p>
            </table:table-cell>
            <table:table-cell table:style-name="ce165" table:number-columns-repeated="3"/>
            <table:table-cell table:style-name="ce187"/>
            <table:table-cell table:style-name="ce62" office:value-type="string">
              <text:p>20yy/mm/dd</text:p>
            </table:table-cell>
            <table:table-cell table:style-name="ce112" table:number-columns-repeated="5"/>
            <table:table-cell table:style-name="ce113"/>
            <table:table-cell table:style-name="ce60" office:value-type="string">
              <text:p><text:s/>更新者</text:p>
            </table:table-cell>
            <table:table-cell table:style-name="ce48" table:number-columns-repeated="4"/>
            <table:table-cell table:style-name="ce114" office:value-type="string">
              <text:p>xx</text:p>
            </table:table-cell>
            <table:table-cell table:style-name="ce202" table:number-columns-repeated="5"/>
            <table:table-cell table:style-name="ce208"/>
            <table:table-cell table:style-name="ce213" table:number-columns-repeated="945"/>
          </table:table-row>
          <table:table-row table:style-name="ro1">
            <table:covered-table-cell table:number-columns-repeated="19" table:style-name="ce131"/>
            <table:table-cell table:style-name="ce161"/>
            <table:table-cell table:style-name="ce163" office:value-type="string">
              <text:p><text:s/></text:p>
            </table:table-cell>
            <table:table-cell table:style-name="ce166" table:number-columns-repeated="8"/>
            <table:table-cell table:style-name="ce169"/>
            <table:table-cell table:style-name="ce172" table:number-columns-repeated="24"/>
            <table:table-cell table:style-name="ce184"/>
            <table:table-cell table:style-name="ce163"/>
            <table:table-cell table:style-name="ce165" table:number-columns-repeated="3"/>
            <table:table-cell table:style-name="ce187"/>
            <table:table-cell table:style-name="ce188"/>
            <table:table-cell table:style-name="ce112" table:number-columns-repeated="5"/>
            <table:table-cell table:style-name="ce113"/>
            <table:table-cell table:style-name="ce46" office:value-type="string">
              <text:p><text:s/>確認者</text:p>
            </table:table-cell>
            <table:table-cell table:style-name="ce49" table:number-columns-repeated="4"/>
            <table:table-cell table:style-name="ce114" office:value-type="string">
              <text:p><text:s/></text:p>
            </table:table-cell>
            <table:table-cell table:style-name="ce202" table:number-columns-repeated="5"/>
            <table:table-cell table:style-name="ce208"/>
            <table:table-cell table:style-name="ce213" table:number-columns-repeated="945"/>
          </table:table-row>
          <table:table-row table:style-name="ro1">
            <table:table-cell table:style-name="ce132"/>
            <table:table-cell table:style-name="ce142" table:number-columns-repeated="77"/>
            <table:table-cell table:style-name="ce209"/>
            <table:table-cell table:style-name="ce142" table:number-columns-repeated="3"/>
            <table:table-cell table:number-columns-repeated="942"/>
          </table:table-row>
          <table:table-row table:style-name="ro1">
            <table:table-cell table:style-name="ce133" office:value-type="string">
              <text:p>シナリオ名</text:p>
            </table:table-cell>
            <table:table-cell table:style-name="ce143" table:number-columns-repeated="4"/>
            <table:table-cell table:style-name="ce143" office:value-type="string">
              <text:p>：</text:p>
            </table:table-cell>
            <table:table-cell table:style-name="ce143" table:number-columns-repeated="2"/>
            <table:table-cell table:style-name="ce143" office:value-type="string">
              <text:p>数字当てプログラム</text:p>
            </table:table-cell>
            <table:table-cell table:style-name="ce143" table:number-columns-repeated="67"/>
            <table:table-cell table:style-name="ce204"/>
            <table:table-cell table:style-name="ce143"/>
            <table:table-cell table:style-name="ce210"/>
            <table:table-cell table:style-name="ce142"/>
            <table:table-cell table:number-columns-repeated="944"/>
          </table:table-row>
          <table:table-row table:style-name="ro1">
            <table:table-cell table:style-name="ce134" office:value-type="string">
              <text:p>シナリオ概要</text:p>
            </table:table-cell>
            <table:table-cell table:style-name="ce144" table:number-columns-repeated="4"/>
            <table:table-cell table:style-name="ce144" office:value-type="string">
              <text:p>：</text:p>
            </table:table-cell>
            <table:table-cell table:style-name="ce144" table:number-columns-repeated="2"/>
            <table:table-cell table:style-name="ce144" office:value-type="string">
              <text:p>正解数字と予想数字を比較した結果に応じて、メッセージを出力する</text:p>
            </table:table-cell>
            <table:table-cell table:style-name="ce144" table:number-columns-repeated="27"/>
            <table:table-cell table:style-name="ce173"/>
            <table:table-cell table:style-name="ce144" table:number-columns-repeated="7"/>
            <table:table-cell table:style-name="ce173"/>
            <table:table-cell table:style-name="ce144" table:number-columns-repeated="31"/>
            <table:table-cell table:style-name="ce173"/>
            <table:table-cell table:style-name="ce144"/>
            <table:table-cell table:style-name="ce211"/>
            <table:table-cell table:style-name="ce142"/>
            <table:table-cell table:number-columns-repeated="944"/>
          </table:table-row>
        </table:table-header-rows>
        <table:table-row table:style-name="ro1">
          <table:table-cell table:style-name="ce135"/>
          <table:table-cell table:style-name="ce145" table:number-columns-repeated="75"/>
          <table:table-cell table:style-name="ce178"/>
          <table:table-cell table:style-name="ce145"/>
          <table:table-cell table:style-name="ce212"/>
          <table:table-cell table:style-name="ce142"/>
          <table:table-cell table:number-columns-repeated="944"/>
        </table:table-row>
        <table:table-row table:style-name="ro2">
          <table:table-cell table:style-name="ce136" office:value-type="string">
            <text:p>No.</text:p>
          </table:table-cell>
          <table:table-cell table:style-name="ce146"/>
          <table:table-cell table:style-name="ce149" office:value-type="string">
            <text:p>フロー種類</text:p>
          </table:table-cell>
          <table:table-cell table:style-name="ce149" table:number-columns-repeated="3"/>
          <table:table-cell table:style-name="ce136"/>
          <table:table-cell table:style-name="ce149" office:value-type="string">
            <text:p>権限</text:p>
          </table:table-cell>
          <table:table-cell table:style-name="ce149"/>
          <table:table-cell table:style-name="ce146"/>
          <table:table-cell table:style-name="ce149" table:number-columns-repeated="13"/>
          <table:table-cell table:style-name="ce149" office:value-type="string">
            <text:p>内容</text:p>
          </table:table-cell>
          <table:table-cell table:style-name="ce149" table:number-columns-repeated="20"/>
          <table:table-cell table:style-name="ce146"/>
          <table:table-cell table:style-name="ce136"/>
          <table:table-cell table:style-name="ce149" table:number-columns-repeated="3"/>
          <table:table-cell table:style-name="ce149" office:value-type="string">
            <text:p>予想結果</text:p>
          </table:table-cell>
          <table:table-cell table:style-name="ce149" table:number-columns-repeated="13"/>
          <table:table-cell table:style-name="ce136" office:value-type="string">
            <text:p>判定</text:p>
          </table:table-cell>
          <table:table-cell table:style-name="ce191"/>
          <table:table-cell table:style-name="ce195" office:value-type="string" table:number-columns-spanned="4" table:number-rows-spanned="1">
            <text:p>担当者</text:p>
          </table:table-cell>
          <table:covered-table-cell table:number-columns-repeated="2" table:style-name="ce197"/>
          <table:covered-table-cell table:style-name="ce199"/>
          <table:table-cell table:style-name="ce136" office:value-type="string">
            <text:p>実施日</text:p>
          </table:table-cell>
          <table:table-cell table:style-name="ce149" table:number-columns-repeated="2"/>
          <table:table-cell table:style-name="ce136"/>
          <table:table-cell table:style-name="ce149"/>
          <table:table-cell table:style-name="ce203" table:number-columns-repeated="2"/>
          <table:table-cell table:style-name="ce205"/>
          <table:table-cell table:style-name="ce203"/>
          <table:table-cell table:style-name="ce146"/>
          <table:table-cell table:style-name="ce142" table:number-columns-repeated="945"/>
        </table:table-row>
        <table:table-row table:style-name="ro1">
          <table:table-cell table:style-name="ce137" office:value-type="string">
            <text:p>N101</text:p>
          </table:table-cell>
          <table:table-cell table:style-name="ce147"/>
          <table:table-cell table:style-name="ce150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ゲーム開始（正解数字：[answerNum]）」</text:p>
          </table:table-cell>
          <table:table-cell table:style-name="ce147" table:number-columns-repeated="12"/>
          <table:table-cell table:style-name="ce18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/>
          <table: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プログラムを停止する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8"/>
          <table:table-cell table:style-name="ce193"/>
          <table:table-cell table:style-name="ce138"/>
          <table:table-cell table:style-name="ce185" table:number-columns-repeated="3"/>
          <table:table-cell table:style-name="ce138"/>
          <table:table-cell table:style-name="ce185" table:number-columns-repeated="2"/>
          <table:table-cell table:style-name="ce138"/>
          <table:table-cell table:style-name="ce185" table:number-columns-repeated="3"/>
          <table:table-cell table:style-name="ce137"/>
          <table:table-cell table:style-name="ce185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 office:value-type="string">
            <text:p>３）</text:p>
          </table:table-cell>
          <table:table-cell table:style-name="ce147"/>
          <table:table-cell table:style-name="ce147" office:value-type="string">
            <text:p>再度、プログラムを実行する</text:p>
          </table:table-cell>
          <table:table-cell table:style-name="ce147"/>
          <table:table-cell table:style-name="ce156" table:number-columns-repeated="10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47"/>
          <table:table-cell table:style-name="ce147" office:value-type="string">
            <text:p>※[answerNum]は0～9までのランダムな値</text:p>
          </table:table-cell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8"/>
          <table:table-cell table:style-name="ce193"/>
          <table:table-cell table:style-name="ce138"/>
          <table:table-cell table:style-name="ce185" table:number-columns-repeated="3"/>
          <table:table-cell table:style-name="ce138"/>
          <table:table-cell table:style-name="ce185" table:number-columns-repeated="2"/>
          <table:table-cell table:style-name="ce138"/>
          <table:table-cell table:style-name="ce185" table:number-columns-repeated="3"/>
          <table:table-cell table:style-name="ce137"/>
          <table:table-cell table:style-name="ce185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 office:value-type="string">
            <text:p>※前回の実行時と異なる正解数字が生成されるまで繰り返す</text:p>
          </table:table-cell>
          <table:table-cell table:style-name="ce147" table:number-columns-repeated="3"/>
          <table:table-cell table:style-name="ce156" table:number-columns-repeated="10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7"/>
          <table:table-cell table:style-name="ce158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75" office:value-type="string">
            <text:p>2.入力待ち状態になる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3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 table:number-columns-spanned="2" table:number-rows-spanned="1">
            <text:p>7/28</text:p>
          </table:table-cell>
          <table:covered-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212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9" table:number-columns-repeated="15"/>
          <table:table-cell table:style-name="ce148" table:number-columns-repeated="7"/>
          <table:table-cell table:style-name="ce159" table:number-columns-repeated="11"/>
          <table:table-cell table:style-name="ce174"/>
          <table:table-cell table:style-name="ce151"/>
          <table:table-cell table:style-name="ce148" table:number-columns-repeated="4"/>
          <table:table-cell table:style-name="ce159" table:number-columns-repeated="2"/>
          <table:table-cell table:style-name="ce180"/>
          <table:table-cell table:style-name="ce148" table:number-columns-repeated="5"/>
          <table:table-cell table:style-name="ce186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2</text:p>
          </table:table-cell>
          <table:table-cell table:style-name="ce147"/>
          <table:table-cell table:style-name="ce150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正解数字は[playerNum]より大きいです」</text:p>
          </table:table-cell>
          <table:table-cell table:style-name="ce147" table:number-columns-repeated="12"/>
          <table:table-cell table:style-name="ce18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正解数字より小さい値を入力する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8"/>
          <table:table-cell table:style-name="ce193"/>
          <table:table-cell table:style-name="ce138"/>
          <table:table-cell table:style-name="ce185" table:number-columns-repeated="3"/>
          <table:table-cell table:style-name="ce138"/>
          <table:table-cell table:style-name="ce185" table:number-columns-repeated="2"/>
          <table:table-cell table:style-name="ce138"/>
          <table:table-cell table:style-name="ce185" table:number-columns-repeated="3"/>
          <table:table-cell table:style-name="ce137"/>
          <table:table-cell table:style-name="ce185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2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19"/>
          <table:table-cell table:style-name="ce156" table:number-columns-repeated="3"/>
          <table:table-cell table:style-name="ce147" table:number-columns-repeated="11"/>
          <table:table-cell table:style-name="ce154"/>
          <table:table-cell table:style-name="ce142"/>
          <table:table-cell table:style-name="ce147" office:value-type="string">
            <text:p>※[playerNum]はキーボード入力した数値</text:p>
          </table:table-cell>
          <table:table-cell table:style-name="ce142"/>
          <table:table-cell table:style-name="ce147" table:number-columns-repeated="10"/>
          <table:table-cell table:style-name="ce185" table:number-columns-repeated="5"/>
          <table:table-cell table:style-name="ce190"/>
          <table:table-cell table:style-name="ce192"/>
          <table:table-cell table:style-name="ce196"/>
          <table:table-cell table:style-name="ce198" table:number-columns-repeated="3"/>
          <table:table-cell table:style-name="ce200" table:number-columns-spanned="2" table:number-rows-spanned="1"/>
          <table:covered-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0" table:number-columns-spanned="2" table:number-rows-spanned="1"/>
          <table:covered-table-cell table:style-name="ce201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7"/>
          <table:table-cell table:style-name="ce158"/>
          <table:table-cell table:style-name="ce156" table:number-columns-repeated="15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75" office:value-type="string">
            <text:p>2.入力待ち状態になる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212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9" table:number-columns-repeated="15"/>
          <table:table-cell table:style-name="ce148" table:number-columns-repeated="7"/>
          <table:table-cell table:style-name="ce159" table:number-columns-repeated="11"/>
          <table:table-cell table:style-name="ce174"/>
          <table:table-cell table:style-name="ce151"/>
          <table:table-cell table:style-name="ce148" table:number-columns-repeated="4"/>
          <table:table-cell table:style-name="ce159" table:number-columns-repeated="2"/>
          <table:table-cell table:style-name="ce180"/>
          <table:table-cell table:style-name="ce148" table:number-columns-repeated="5"/>
          <table:table-cell table:style-name="ce186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3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正解数字は[playerNum]より小さいです」</text:p>
          </table:table-cell>
          <table:table-cell table:style-name="ce147" table:number-columns-repeated="12"/>
          <table:table-cell table:style-name="ce18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正解数字より大きい値を入力する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8"/>
          <table:table-cell table:style-name="ce193"/>
          <table:table-cell table:style-name="ce138"/>
          <table:table-cell table:style-name="ce185" table:number-columns-repeated="3"/>
          <table:table-cell table:style-name="ce138"/>
          <table:table-cell table:style-name="ce185" table:number-columns-repeated="2"/>
          <table:table-cell table:style-name="ce138"/>
          <table:table-cell table:style-name="ce185" table:number-columns-repeated="3"/>
          <table:table-cell table:style-name="ce137"/>
          <table:table-cell table:style-name="ce185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2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19"/>
          <table:table-cell table:style-name="ce156" table:number-columns-repeated="3"/>
          <table:table-cell table:style-name="ce147" table:number-columns-repeated="11"/>
          <table:table-cell table:style-name="ce154"/>
          <table:table-cell table:style-name="ce142"/>
          <table:table-cell table:style-name="ce147" office:value-type="string">
            <text:p>※[playerNum]はキーボード入力した数値</text:p>
          </table:table-cell>
          <table:table-cell table:style-name="ce142"/>
          <table:table-cell table:style-name="ce147" table:number-columns-repeated="10"/>
          <table:table-cell table:style-name="ce185" table:number-columns-repeated="5"/>
          <table:table-cell table:style-name="ce190"/>
          <table:table-cell table:style-name="ce192"/>
          <table:table-cell table:style-name="ce196"/>
          <table:table-cell table:style-name="ce198" table:number-columns-repeated="3"/>
          <table:table-cell table:style-name="ce200" table:number-columns-spanned="2" table:number-rows-spanned="1"/>
          <table:covered-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0" table:number-columns-spanned="2" table:number-rows-spanned="1"/>
          <table:covered-table-cell table:style-name="ce201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7"/>
          <table:table-cell table:style-name="ce158"/>
          <table:table-cell table:style-name="ce156" table:number-columns-repeated="15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75" office:value-type="string">
            <text:p>2.入力待ち状態になる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212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9" table:number-columns-repeated="15"/>
          <table:table-cell table:style-name="ce148" table:number-columns-repeated="7"/>
          <table:table-cell table:style-name="ce159" table:number-columns-repeated="11"/>
          <table:table-cell table:style-name="ce174"/>
          <table:table-cell table:style-name="ce151"/>
          <table:table-cell table:style-name="ce148" table:number-columns-repeated="4"/>
          <table:table-cell table:style-name="ce159" table:number-columns-repeated="2"/>
          <table:table-cell table:style-name="ce180"/>
          <table:table-cell table:style-name="ce148" table:number-columns-repeated="5"/>
          <table:table-cell table:style-name="ce186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4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！！大当たり！！」</text:p>
          </table:table-cell>
          <table:table-cell table:style-name="ce147" table:number-columns-repeated="12"/>
          <table:table-cell table:style-name="ce18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正解数字と同じ値を入力する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8"/>
          <table:table-cell table:style-name="ce193"/>
          <table:table-cell table:style-name="ce138"/>
          <table:table-cell table:style-name="ce185" table:number-columns-repeated="3"/>
          <table:table-cell table:style-name="ce138"/>
          <table:table-cell table:style-name="ce185" table:number-columns-repeated="2"/>
          <table:table-cell table:style-name="ce138"/>
          <table:table-cell table:style-name="ce185" table:number-columns-repeated="3"/>
          <table:table-cell table:style-name="ce137"/>
          <table:table-cell table:style-name="ce185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33"/>
          <table:table-cell table:style-name="ce154"/>
          <table:table-cell table:style-name="ce175" office:value-type="string">
            <text:p>2.「ゲーム終了」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33"/>
          <table:table-cell table:style-name="ce154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1"/>
          <table:table-cell table:style-name="ce147" table:number-columns-repeated="5"/>
          <table:table-cell table:style-name="ce185" table:number-columns-repeated="5"/>
          <table:table-cell table:style-name="ce189"/>
          <table:table-cell table:style-name="ce193"/>
          <table:table-cell table:style-name="ce196"/>
          <table:table-cell table:style-name="ce198" table:number-columns-repeated="3"/>
          <table:table-cell table:style-name="ce200"/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/>
          <table: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33"/>
          <table:table-cell table:style-name="ce154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7"/>
          <table:table-cell table:style-name="ce158"/>
          <table:table-cell table:style-name="ce156" table:number-columns-repeated="15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75" office:value-type="string">
            <text:p>3.プログラムが終了する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212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9" table:number-columns-repeated="15"/>
          <table:table-cell table:style-name="ce148" table:number-columns-repeated="7"/>
          <table:table-cell table:style-name="ce159" table:number-columns-repeated="11"/>
          <table:table-cell table:style-name="ce174"/>
          <table:table-cell table:style-name="ce151"/>
          <table:table-cell table:style-name="ce148" table:number-columns-repeated="4"/>
          <table:table-cell table:style-name="ce159" table:number-columns-repeated="2"/>
          <table:table-cell table:style-name="ce180"/>
          <table:table-cell table:style-name="ce148" table:number-columns-repeated="5"/>
          <table:table-cell table:style-name="ce186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5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999が入力されたためゲームを終了します。」</text:p>
          </table:table-cell>
          <table:table-cell table:style-name="ce147" table:number-columns-repeated="12"/>
          <table:table-cell table:style-name="ce18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999を入力する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8"/>
          <table:table-cell table:style-name="ce193"/>
          <table:table-cell table:style-name="ce138"/>
          <table:table-cell table:style-name="ce185" table:number-columns-repeated="3"/>
          <table:table-cell table:style-name="ce138"/>
          <table:table-cell table:style-name="ce185" table:number-columns-repeated="2"/>
          <table:table-cell table:style-name="ce138"/>
          <table:table-cell table:style-name="ce185" table:number-columns-repeated="3"/>
          <table:table-cell table:style-name="ce137"/>
          <table:table-cell table:style-name="ce185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33"/>
          <table:table-cell table:style-name="ce154"/>
          <table:table-cell table:style-name="ce147" table:number-columns-repeated="2"/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33"/>
          <table:table-cell table:style-name="ce154"/>
          <table:table-cell table:style-name="ce175" office:value-type="string">
            <text:p>2.「ゲーム終了」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33"/>
          <table:table-cell table:style-name="ce154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1"/>
          <table:table-cell table:style-name="ce147" table:number-columns-repeated="5"/>
          <table:table-cell table:style-name="ce185" table:number-columns-repeated="5"/>
          <table:table-cell table:style-name="ce189"/>
          <table:table-cell table:style-name="ce193"/>
          <table:table-cell table:style-name="ce196"/>
          <table:table-cell table:style-name="ce198" table:number-columns-repeated="3"/>
          <table:table-cell table:style-name="ce200"/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/>
          <table: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7"/>
          <table:table-cell table:style-name="ce158"/>
          <table:table-cell table:style-name="ce156" table:number-columns-repeated="15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75" office:value-type="string">
            <text:p>3.プログラムが終了する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212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9" table:number-columns-repeated="15"/>
          <table:table-cell table:style-name="ce148" table:number-columns-repeated="7"/>
          <table:table-cell table:style-name="ce159" table:number-columns-repeated="11"/>
          <table:table-cell table:style-name="ce174"/>
          <table:table-cell table:style-name="ce151"/>
          <table:table-cell table:style-name="ce148" table:number-columns-repeated="4"/>
          <table:table-cell table:style-name="ce159" table:number-columns-repeated="2"/>
          <table:table-cell table:style-name="ce180"/>
          <table:table-cell table:style-name="ce148" table:number-columns-repeated="5"/>
          <table:table-cell table:style-name="ce186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201</text:p>
          </table:table-cell>
          <table:table-cell table:style-name="ce147"/>
          <table:table-cell table:style-name="ce137" office:value-type="string">
            <text:p>異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エラー！！0から9の数字ではありません。」</text:p>
          </table:table-cell>
          <table:table-cell table:style-name="ce147" table:number-columns-repeated="12"/>
          <table:table-cell table:style-name="ce18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0未満か、9より大きい値をを入力する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8"/>
          <table:table-cell table:style-name="ce193"/>
          <table:table-cell table:style-name="ce138"/>
          <table:table-cell table:style-name="ce185" table:number-columns-repeated="3"/>
          <table:table-cell table:style-name="ce138"/>
          <table:table-cell table:style-name="ce185" table:number-columns-repeated="2"/>
          <table:table-cell table:style-name="ce138"/>
          <table:table-cell table:style-name="ce185" table:number-columns-repeated="3"/>
          <table:table-cell table:style-name="ce137"/>
          <table:table-cell table:style-name="ce185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7"/>
          <table:table-cell table:style-name="ce158"/>
          <table:table-cell table:style-name="ce156" table:number-columns-repeated="15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75" office:value-type="string">
            <text:p>2.入力待ち状態になる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212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9" table:number-columns-repeated="15"/>
          <table:table-cell table:style-name="ce148" table:number-columns-repeated="7"/>
          <table:table-cell table:style-name="ce159" table:number-columns-repeated="11"/>
          <table:table-cell table:style-name="ce174"/>
          <table:table-cell table:style-name="ce151"/>
          <table:table-cell table:style-name="ce148" table:number-columns-repeated="4"/>
          <table:table-cell table:style-name="ce159" table:number-columns-repeated="2"/>
          <table:table-cell table:style-name="ce180"/>
          <table:table-cell table:style-name="ce148" table:number-columns-repeated="5"/>
          <table:table-cell table:style-name="ce186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202</text:p>
          </table:table-cell>
          <table:table-cell table:style-name="ce147"/>
          <table:table-cell table:style-name="ce137" office:value-type="string">
            <text:p>異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エラー！！文字が入力されました。」</text:p>
          </table:table-cell>
          <table:table-cell table:style-name="ce147" table:number-columns-repeated="12"/>
          <table:table-cell table:style-name="ce18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数字以外の文字を入力する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7" table:number-columns-repeated="3"/>
          <table:table-cell table:style-name="ce147" table:number-columns-repeated="8"/>
          <table:table-cell table:style-name="ce185" table:number-columns-repeated="5"/>
          <table:table-cell table:style-name="ce138"/>
          <table:table-cell table:style-name="ce193"/>
          <table:table-cell table:style-name="ce138"/>
          <table:table-cell table:style-name="ce185" table:number-columns-repeated="3"/>
          <table:table-cell table:style-name="ce138"/>
          <table:table-cell table:style-name="ce185" table:number-columns-repeated="2"/>
          <table:table-cell table:style-name="ce138"/>
          <table:table-cell table:style-name="ce185" table:number-columns-repeated="3"/>
          <table:table-cell table:style-name="ce137"/>
          <table:table-cell table:style-name="ce185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5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7"/>
          <table:table-cell table:style-name="ce158"/>
          <table:table-cell table:style-name="ce156" table:number-columns-repeated="15"/>
          <table:table-cell table:style-name="ce147" table:number-columns-repeated="3"/>
          <table:table-cell table:style-name="ce156" table:number-columns-repeated="15"/>
          <table:table-cell table:style-name="ce157"/>
          <table:table-cell table:style-name="ce175" office:value-type="string">
            <text:p>2.入力待ち状態になる</text:p>
          </table:table-cell>
          <table:table-cell table:style-name="ce176" table:number-columns-repeated="2"/>
          <table:table-cell table:style-name="ce178"/>
          <table:table-cell table:style-name="ce176" table:number-columns-repeated="3"/>
          <table:table-cell table:style-name="ce179"/>
          <table:table-cell table:style-name="ce178" table:number-columns-repeated="5"/>
          <table:table-cell table:style-name="ce145" table:number-columns-repeated="5"/>
          <table:table-cell table:style-name="ce189" office:value-type="string">
            <text:p>OK</text:p>
          </table:table-cell>
          <table:table-cell table:style-name="ce192"/>
          <table:table-cell table:style-name="ce196" office:value-type="string">
            <text:p>Luyee</text:p>
          </table:table-cell>
          <table:table-cell table:style-name="ce198" table:number-columns-repeated="3"/>
          <table:table-cell table:style-name="ce200" office:value-type="float" office:value="45135">
            <text:p>7/28</text:p>
          </table:table-cell>
          <table:table-cell table:style-name="ce201"/>
          <table:table-cell table:style-name="ce185"/>
          <table:table-cell table:style-name="ce138"/>
          <table:table-cell table:style-name="ce185" table:number-columns-repeated="3"/>
          <table:table-cell table:style-name="ce206" table:number-columns-spanned="2" table:number-rows-spanned="1"/>
          <table:covered-table-cell table:style-name="ce207"/>
          <table:table-cell table:style-name="ce212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9" table:number-columns-repeated="15"/>
          <table:table-cell table:style-name="ce148" table:number-columns-repeated="7"/>
          <table:table-cell table:style-name="ce159" table:number-columns-repeated="11"/>
          <table:table-cell table:style-name="ce174"/>
          <table:table-cell table:style-name="ce151"/>
          <table:table-cell table:style-name="ce148" table:number-columns-repeated="4"/>
          <table:table-cell table:style-name="ce159" table:number-columns-repeated="2"/>
          <table:table-cell table:style-name="ce180"/>
          <table:table-cell table:style-name="ce148" table:number-columns-repeated="5"/>
          <table:table-cell table:style-name="ce186" table:number-columns-repeated="5"/>
          <table:table-cell table:style-name="ce139"/>
          <table:table-cell table:style-name="ce194"/>
          <table:table-cell table:style-name="ce139"/>
          <table:table-cell table:style-name="ce186" table:number-columns-repeated="3"/>
          <table:table-cell table:style-name="ce139"/>
          <table:table-cell table:style-name="ce186" table:number-columns-repeated="2"/>
          <table:table-cell table:style-name="ce139"/>
          <table:table-cell table:style-name="ce186" table:number-columns-repeated="3"/>
          <table:table-cell table:style-name="ce151"/>
          <table:table-cell table:style-name="ce186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40" table:number-columns-repeated="45"/>
          <table:table-cell table:style-name="ce140">
            <draw:custom-shape table:end-cell-address="数字当てプログラム.AT53" table:end-x="0.156cm" table:end-y="0.464cm" draw:z-index="0" draw:name="Text Box 1" draw:style-name="gr1" draw:text-style-name="P1" svg:width="0.156cm" svg:height="0.464cm" svg:x="0cm" svg:y="0cm">
              <text:p/>
              <draw:enhanced-geometry svg:viewBox="0 0 21600 21600" draw:type="mso-spt202" draw:enhanced-path="M 0 0 L 21600 0 21600 21600 0 21600 0 0 Z N"/>
            </draw:custom-shape>
            <draw:custom-shape table:end-cell-address="数字当てプログラム.AT53" table:end-x="0.156cm" table:end-y="0.464cm" draw:z-index="1" draw:name="Text Box 2" draw:style-name="gr1" draw:text-style-name="P1" svg:width="0.156cm" svg:height="0.464cm" svg:x="0cm" svg:y="0cm">
              <text:p/>
              <draw:enhanced-geometry svg:viewBox="0 0 21600 21600" draw:type="mso-spt202" draw:enhanced-path="M 0 0 L 21600 0 21600 21600 0 21600 0 0 Z N"/>
            </draw:custom-shape>
            <draw:custom-shape table:end-cell-address="数字当てプログラム.AT53" table:end-x="0.156cm" table:end-y="0.464cm" draw:z-index="2" draw:name="Text Box 3" draw:style-name="gr1" draw:text-style-name="P1" svg:width="0.156cm" svg:height="0.464cm" svg:x="0cm" svg:y="0cm">
              <text:p/>
              <draw:enhanced-geometry svg:viewBox="0 0 21600 21600" draw:type="mso-spt202" draw:enhanced-path="M 0 0 L 21600 0 21600 21600 0 21600 0 0 Z N"/>
            </draw:custom-shape>
            <draw:custom-shape table:end-cell-address="数字当てプログラム.AT53" table:end-x="0.156cm" table:end-y="0.464cm" draw:z-index="3" draw:name="Text Box 4" draw:style-name="gr1" draw:text-style-name="P1" svg:width="0.156cm" svg:height="0.464cm" svg:x="0cm" svg:y="0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140" table:number-columns-repeated="33"/>
          <table:table-cell table:number-columns-repeated="945"/>
        </table:table-row>
        <table:table-row table:style-name="ro1" table:number-rows-repeated="3">
          <table:table-cell table:style-name="ce140" table:number-columns-repeated="79"/>
          <table:table-cell table:number-columns-repeated="945"/>
        </table:table-row>
        <table:table-row table:style-name="ro1" table:number-rows-repeated="3">
          <table:table-cell table:style-name="ce140" table:number-columns-repeated="79"/>
          <table:table-cell table:style-name="ce142"/>
          <table:table-cell table:number-columns-repeated="944"/>
        </table:table-row>
        <table:table-row table:style-name="ro2">
          <table:table-cell table:style-name="ce140" table:number-columns-repeated="79"/>
          <table:table-cell table:style-name="ce142" table:number-columns-repeated="945"/>
        </table:table-row>
        <table:table-row table:style-name="ro1" table:number-rows-repeated="24">
          <table:table-cell table:style-name="ce140" table:number-columns-repeated="79"/>
          <table:table-cell table:style-name="ce142"/>
          <table:table-cell table:number-columns-repeated="944"/>
        </table:table-row>
        <table:table-row table:style-name="ro3" table:number-rows-repeated="6">
          <table:table-cell table:style-name="ce140" table:number-columns-repeated="79"/>
          <table:table-cell table:style-name="ce142"/>
          <table:table-cell table:number-columns-repeated="944"/>
        </table:table-row>
        <table:table-row table:style-name="ro3" table:number-rows-repeated="3">
          <table:table-cell table:number-columns-repeated="79"/>
          <table:table-cell table:style-name="ce142"/>
          <table:table-cell table:number-columns-repeated="944"/>
        </table:table-row>
        <table:table-row table:style-name="ro1" table:number-rows-repeated="3">
          <table:table-cell table:number-columns-repeated="79"/>
          <table:table-cell table:style-name="ce142"/>
          <table:table-cell table:number-columns-repeated="944"/>
        </table:table-row>
        <table:table-row table:style-name="ro1" table:number-rows-repeated="1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数字当てプログラム.$A$1:.$CA$52" table:range-usable-as="print-range"/>
          <table:named-range table:name="Excel_BuiltIn_Print_Titles" table:base-cell-address="$表紙.$A$1" table:cell-range-address="$数字当てプログラム.$A$1:.$AMJ$6" table:range-usable-as="repeat-column repeat-row"/>
        </table:named-expressions>
      </table:table>
      <table:named-expressions>
        <table:named-expression table:name="aaa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bbb" table:base-cell-address="$表紙.$A$1" table:expression="[$#REF!.$A$1:.$AMJ$8]"/>
        <table:named-expression table:name="DICT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.$L$20000]"/>
        <table:named-expression table:name="DICT_1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M$19998]"/>
        <table:named-expression table:name="DICT_2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DICT_1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M$19998]"/>
        <table:named-expression table:name="DICT_1_1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L$19998]"/>
        <table:named-expression table:name="DICT_2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DICT_2_1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Excel_BuiltIn_Print_Area_19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E$52]"/>
        <table:named-expression table:name="Excel_BuiltIn_Print_Area_19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D$54]"/>
        <table:named-expression table:name="Excel_BuiltIn_Print_Area_19_1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E$52]"/>
        <table:named-expression table:name="Excel_BuiltIn_Print_Area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D$55]"/>
        <table:named-expression table:name="Excel_BuiltIn_Print_Area_22" table:base-cell-address="$表紙.$A$1" table:expression="&quot;$#REF!.$A$1:$CD$54&quot;"/>
        <table:named-expression table:name="Excel_BuiltIn_Print_Titles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4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6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0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10_1" table:base-cell-address="$表紙.$A$1" table:expression="&quot;$#REF!.$A$1:$AMJ$8&quot;"/>
        <table:named-expression table:name="Excel_BuiltIn_Print_Titles_10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10_1" table:base-cell-address="$表紙.$A$1" table:expression="&quot;$#REF!.$A$1:$AMJ$8&quot;"/>
        <table:named-expression table:name="Excel_BuiltIn_Print_Titles_10_1_1" table:base-cell-address="$表紙.$A$1" table:expression="&quot;$#REF!.$A$1:$AMJ$8&quot;"/>
        <table:named-expression table:name="Excel_BuiltIn_Print_Titles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2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2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3_2" table:base-cell-address="$表紙.$A$1" table:expression="&quot;$#REF!.$A$1:$AMJ$8&quot;"/>
        <table:named-expression table:name="Excel_BuiltIn_Print_Titles_3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3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3_2" table:base-cell-address="$表紙.$A$1" table:expression="&quot;$#REF!.$A$1:$AMJ$8&quot;"/>
        <table:named-expression table:name="Excel_BuiltIn_Print_Titles_3_2_1" table:base-cell-address="$表紙.$A$1" table:expression="&quot;$#REF!.$A$1:$AMJ$8&quot;"/>
        <table:named-expression table:name="Excel_BuiltIn_Print_Titles_4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4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4_2" table:base-cell-address="$表紙.$A$1" table:expression="&quot;$#REF!.$A$1:$AMJ$8&quot;"/>
        <table:named-expression table:name="Excel_BuiltIn_Print_Titles_4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4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4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4_2" table:base-cell-address="$表紙.$A$1" table:expression="&quot;$#REF!.$A$1:$AMJ$8&quot;"/>
        <table:named-expression table:name="Excel_BuiltIn_Print_Titles_4_2_1" table:base-cell-address="$表紙.$A$1" table:expression="&quot;$#REF!.$A$1:$AMJ$8&quot;"/>
        <table:named-expression table:name="Excel_BuiltIn_Print_Titles_5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5_1" table:base-cell-address="$表紙.$A$1" table:expression="&quot;$#REF!.$A$1:$AMJ$8&quot;"/>
        <table:named-expression table:name="Excel_BuiltIn_Print_Titles_5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5_1" table:base-cell-address="$表紙.$A$1" table:expression="&quot;$#REF!.$A$1:$AMJ$8&quot;"/>
        <table:named-expression table:name="Excel_BuiltIn_Print_Titles_5_1_1" table:base-cell-address="$表紙.$A$1" table:expression="&quot;$#REF!.$A$1:$AMJ$8&quot;"/>
        <table:named-expression table:name="Excel_BuiltIn_Print_Titles_6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6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HW$6]"/>
        <table:named-expression table:name="Excel_BuiltIn_Print_Titles_8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8_1" table:base-cell-address="$表紙.$A$1" table:expression="&quot;$#REF!.$A$1:$AMJ$8&quot;"/>
        <table:named-expression table:name="Excel_BuiltIn_Print_Titles_8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8_1" table:base-cell-address="$表紙.$A$1" table:expression="&quot;$#REF!.$A$1:$AMJ$8&quot;"/>
        <table:named-expression table:name="Excel_BuiltIn_Print_Titles_8_1_1" table:base-cell-address="$表紙.$A$1" table:expression="&quot;$#REF!.$A$1:$AMJ$8&quot;"/>
        <table:named-expression table:name="Excel_BuiltIn_Print_Titles_9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9_1" table:base-cell-address="$表紙.$A$1" table:expression="&quot;$#REF!.$A$1:$AMJ$8&quot;"/>
        <table:named-expression table:name="Excel_BuiltIn_Print_Titles_9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9_1" table:base-cell-address="$表紙.$A$1" table:expression="&quot;$#REF!.$A$1:$AMJ$8&quot;"/>
        <table:named-expression table:name="Excel_BuiltIn_Print_Titles_9_1_1" table:base-cell-address="$表紙.$A$1" table:expression="&quot;$#REF!.$A$1:$AMJ$8&quot;"/>
        <table:named-expression table:name="xxx" table:base-cell-address="$表紙.$A$1" table:expression="[$#REF!.$A$1:.$CE$52]"/>
        <table:named-expression table:name="講座名" table:base-cell-address="$表紙.$A$1" table:expression="['file://192.168.1.248/nas_panda2022/usr0405/%E4%B8%8A%E6%B5%81%E5%B7%A5%E7%A8%8B/0920/sheepguest/%E3%83%87%E3%82%B9%E3%82%AF%E3%83%88%E3%83%83%E3%83%97/%E3%82%B7%E3%82%B9%E3%83%86%E3%83%A0%E9%96%8B%E7%99%BA%E7%B7%8F%E5%90%88%E6%BC%94%E7%BF%92_%E5%8B%A4%E6%80%A0%E7%AE%A1%E7%90%86%E3%82%B7%E3%82%B9%E3%83%86%E3%83%A0_%E6%9C%80%E6%96%B0%E7%89%88_%E9%98%BF%E6%AD%A6_%E4%B8%8B%E6%A2%9D_%E8%A5%BF%E6%9D%91/20110614_1100/%E8%A7%92%E7%94%B0/2011%E5%B9%B45%E6%9C%88-6%E6%9C%88_%E9%80%B1%E9%96%93%E3%83%BB%E6%9C%88%E9%96%93%E5%A0%B1%E5%91%8A%E6%9B%B8(%E8%A7%92%E7%94%B0%E8%8B%B1%E8%AC%99).xls'#$data.$A$3:.$A$15]"/>
        <table:named-expression table:name="講座名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  <table:named-expression table:name="講座名_2" table:base-cell-address="$表紙.$A$1" table:expression="['file://192.168.1.248/nas_panda2022/Documents%20and%20Settings/sheepguest/%E3%83%87%E3%82%B9%E3%82%AF%E3%83%88%E3%83%83%E3%83%97/%E3%81%8D%E3%82%87%E3%81%86%E3%81%AE%E3%81%A7%E3%83%BC%E3%81%9F/sheepguest/%E3%83%87%E3%82%B9%E3%82%AF%E3%83%88%E3%83%83%E3%83%97/%E3%82%B7%E3%82%B9%E3%83%86%E3%83%A0%E9%96%8B%E7%99%BA%E7%B7%8F%E5%90%88%E6%BC%94%E7%BF%92_%E5%8B%A4%E6%80%A0%E7%AE%A1%E7%90%86%E3%82%B7%E3%82%B9%E3%83%86%E3%83%A0_%E6%9C%80%E6%96%B0%E7%89%88_%E9%98%BF%E6%AD%A6_%E4%B8%8B%E6%A2%9D_%E8%A5%BF%E6%9D%91/20110614_1100/%E8%A7%92%E7%94%B0/2011%E5%B9%B45%E6%9C%88-6%E6%9C%88_%E9%80%B1%E9%96%93%E3%83%BB%E6%9C%88%E9%96%93%E5%A0%B1%E5%91%8A%E6%9B%B8(%E8%A7%92%E7%94%B0%E8%8B%B1%E8%AC%99).xls'#$data.$A$3:.$A$15]"/>
        <table:named-expression table:name="講座名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  <table:named-expression table:name="講座名_1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P創英角ｺﾞｼｯｸUB" svg:font-family="HGP創英角ｺﾞｼｯｸUB" style:font-family-generic="modern" style:font-pitch="fixed"/>
    <style:font-face style:name="Verdana" svg:font-family="Verdana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32P0" style:volatile="true">
      <number:month/>
      <number:text>/</number:text>
      <number:day/>
    </number:date-style>
    <number:text-style style:name="N132">
      <number:text-content/>
      <style:map style:condition="value()&gt;=0" style:apply-style-name="N132P0"/>
    </number:text-style>
    <number:number-style style:name="N133">
      <number:number number:decimal-places="0" number:min-integer-digits="1"/>
      <number:text> 回</number:text>
    </number:number-style>
    <number:number-style style:name="N134">
      <number:number number:decimal-places="0" number:min-integer-digits="1"/>
      <number:text> 回</number:text>
    </number:number-style>
    <number:number-style style:name="N135">
      <number:number number:decimal-places="0" number:min-integer-digits="1"/>
      <number:text> </number:text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gt;=0" style:apply-style-name="N136P0"/>
    </number:text-style>
    <number:number-style style:name="N137P0" style:volatile="true">
      <number:number number:decimal-places="0" number:min-integer-digits="3"/>
    </number:number-style>
    <number:number-style style:name="N137P1" style:volatile="true">
      <number:number number:decimal-places="0" number:min-integer-digits="5">
        <number:embedded-text number:position="2">-</number:embedded-text>
      </number:number>
    </number:number-style>
    <number:number-style style:name="N137">
      <number:number number:decimal-places="0" number:min-integer-digits="7">
        <number:embedded-text number:position="4">-</number:embedded-text>
      </number:number>
      <style:map style:condition="value()&lt;=999" style:apply-style-name="N137P0"/>
      <style:map style:condition="value()&lt;=9999" style:apply-style-name="N137P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month number:textual="true"/>
      <number:text>-</number:text>
      <number:year number:style="long"/>
    </number:date-style>
    <number:date-style style:name="N147P0" style:volatile="true">
      <number:month/>
      <number:text>月</number:text>
      <number:day/>
      <number:text>日</number:text>
    </number:date-style>
    <number:text-style style:name="N147">
      <number:text-content/>
      <style:map style:condition="value()&gt;=0" style:apply-style-name="N147P0"/>
    </number:text-style>
    <number:date-style style:name="N14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48">
      <number:text-content/>
      <style:map style:condition="value()&gt;=0" style:apply-style-name="N148P0"/>
    </number:text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03_5f_基本設計書_28_WEB版_29__5f_Ver1.0_5f_2009_5f_0917" style:display-name="標準_03_基本設計書(WEB版)_Ver1.0_2009_09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標準_5f_値リスト" style:display-name="標準_値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標準_5f_詳細設計_ff7b__ff9d__ff8c__ff9f__ff99__ff08__ff8a__ff9e__ff6f__ff81__ff09_" style:display-name="標準_詳細設計ｻﾝﾌﾟﾙ（ﾊﾞｯﾁ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72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70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68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67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8">2023/07/28</text:date>, <text:time>09:35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目次" style:display-name="PageStyle_目次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改訂記録" style:display-name="PageStyle_改訂記録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テストケース一覧" style:display-name="PageStyle_テストケース一覧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数字当てプログラム" style:display-name="PageStyle_数字当てプログラム" style:page-layout-name="Mpm7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4-07-24T11:27:42</meta:creation-date>
    <dc:date>2023-07-28T09:35:31.71</dc:date>
    <meta:print-date>2022-11-22T13:45:46</meta:print-date>
    <meta:document-statistic meta:table-count="5" meta:cell-count="248" meta:object-count="4"/>
    <meta:generator>OpenOffice/4.1.13$Win32 OpenOffice.org_project/4113m1$Build-9810</meta:generator>
  </office:meta>
</office:document-meta>
</file>